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style:font-name="Times New Roman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9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9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1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18" style:family="table-cell" style:parent-style-name="Default" style:data-style-name="N109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19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2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22" style:family="table-cell" style:parent-style-name="Default" style:data-style-name="N1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23" style:family="table-cell" style:parent-style-name="Default" style:data-style-name="N1"/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>
            <text:p>Symbol</text:p>
          </table:table-cell>
          <table:table-cell table:style-name="ce2" office:value-type="string">
            <text:p>Area</text:p>
          </table:table-cell>
          <table:table-cell table:style-name="ce2" office:value-type="string">
            <text:p>u(Area)</text:p>
          </table:table-cell>
          <table:table-cell table:style-name="ce19" office:value-type="string">
            <text:p>Integral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1Z</text:p>
          </table:table-cell>
          <table:table-cell table:style-name="ce3" office:value-type="float" office:value="555">
            <text:p>555</text:p>
          </table:table-cell>
          <table:table-cell table:style-name="ce12" office:value-type="percentage" office:value="0.0734">
            <text:p>7,34%</text:p>
          </table:table-cell>
          <table:table-cell table:style-name="ce7" office:value-type="float" office:value="877">
            <text:p>877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>
            <text:p>2Z</text:p>
          </table:table-cell>
          <table:table-cell table:style-name="ce4" office:value-type="float" office:value="1368">
            <text:p>1368</text:p>
          </table:table-cell>
          <table:table-cell table:style-name="ce13" office:value-type="percentage" office:value="0.0532">
            <text:p>5,32%</text:p>
          </table:table-cell>
          <table:table-cell table:style-name="ce8" office:value-type="float" office:value="2509">
            <text:p>2509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>
            <text:p>3Z</text:p>
          </table:table-cell>
          <table:table-cell table:style-name="ce4" office:value-type="float" office:value="214">
            <text:p>214</text:p>
          </table:table-cell>
          <table:table-cell table:style-name="ce13" office:value-type="percentage" office:value="0.1514">
            <text:p>15,14%</text:p>
          </table:table-cell>
          <table:table-cell table:style-name="ce8" office:value-type="float" office:value="458">
            <text:p>458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>
            <text:p>1O</text:p>
          </table:table-cell>
          <table:table-cell table:style-name="ce4" office:value-type="float" office:value="600">
            <text:p>600</text:p>
          </table:table-cell>
          <table:table-cell table:style-name="ce13" office:value-type="percentage" office:value="0.0668">
            <text:p>6,68%</text:p>
          </table:table-cell>
          <table:table-cell table:style-name="ce8" office:value-type="float" office:value="892">
            <text:p>892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>
            <text:p>2O</text:p>
          </table:table-cell>
          <table:table-cell table:style-name="ce4" office:value-type="float" office:value="2741">
            <text:p>2741</text:p>
          </table:table-cell>
          <table:table-cell table:style-name="ce13" office:value-type="percentage" office:value="0.0331">
            <text:p>3,31%</text:p>
          </table:table-cell>
          <table:table-cell table:style-name="ce8" office:value-type="float" office:value="4437">
            <text:p>4437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3O</text:p>
          </table:table-cell>
          <table:table-cell table:style-name="ce5" office:value-type="float" office:value="93">
            <text:p>93</text:p>
          </table:table-cell>
          <table:table-cell table:style-name="ce14" office:value-type="percentage" office:value="0.2316">
            <text:p>23,16%</text:p>
          </table:table-cell>
          <table:table-cell table:style-name="ce9" office:value-type="float" office:value="200">
            <text:p>20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</text:p>
          </table:table-cell>
          <table:table-cell office:value-type="string">
            <text:p>u(A)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>
            <text:p>1Z</text:p>
          </table:table-cell>
          <table:table-cell table:style-name="ce3" office:value-type="float" office:value="555">
            <text:p>555</text:p>
          </table:table-cell>
          <table:table-cell table:style-name="ce15" table:formula="of:=SQRT([.C11])" office:value-type="float" office:value="23.5584379787795">
            <text:p>24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2Z</text:p>
          </table:table-cell>
          <table:table-cell table:style-name="ce4" office:value-type="float" office:value="1368">
            <text:p>1368</text:p>
          </table:table-cell>
          <table:table-cell table:style-name="ce15" table:formula="of:=SQRT([.C12])" office:value-type="float" office:value="36.9864840178139">
            <text:p>37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3Z</text:p>
          </table:table-cell>
          <table:table-cell table:style-name="ce4" office:value-type="float" office:value="214">
            <text:p>214</text:p>
          </table:table-cell>
          <table:table-cell table:style-name="ce15" table:formula="of:=SQRT([.C13])" office:value-type="float" office:value="14.6287388383278">
            <text:p>15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1O</text:p>
          </table:table-cell>
          <table:table-cell table:style-name="ce4" office:value-type="float" office:value="600">
            <text:p>600</text:p>
          </table:table-cell>
          <table:table-cell table:style-name="ce15" table:formula="of:=SQRT([.C14])" office:value-type="float" office:value="24.4948974278318">
            <text:p>24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2O</text:p>
          </table:table-cell>
          <table:table-cell table:style-name="ce4" office:value-type="float" office:value="2741">
            <text:p>2741</text:p>
          </table:table-cell>
          <table:table-cell table:style-name="ce15" table:formula="of:=SQRT([.C15])" office:value-type="float" office:value="52.3545604508337">
            <text:p>52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>
            <text:p>3O</text:p>
          </table:table-cell>
          <table:table-cell table:style-name="ce10" office:value-type="float" office:value="93">
            <text:p>93,0</text:p>
          </table:table-cell>
          <table:table-cell table:style-name="ce16" table:formula="of:=SQRT([.C16])" office:value-type="float" office:value="9.64365076099296">
            <text:p>9,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2">
          <table:table-cell/>
          <table:table-cell table:style-name="ce6" office:value-type="string">
            <text:p>Symbol</text:p>
          </table:table-cell>
          <table:table-cell table:style-name="ce6" office:value-type="string">
            <text:p>A</text:p>
          </table:table-cell>
          <table:table-cell table:style-name="ce6" office:value-type="string">
            <text:p>u(A)</text:p>
          </table:table-cell>
          <table:table-cell table:style-name="ce6" office:value-type="string">
            <text:p>A<text:span text:style-name="T1">c</text:span></text:p>
          </table:table-cell>
          <table:table-cell table:style-name="ce6" office:value-type="string">
            <text:p>u(A<text:span text:style-name="T1">c</text:span><text:span text:style-name="T2">)</text:span>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>
            <text:p>1Z</text:p>
          </table:table-cell>
          <table:table-cell table:style-name="ce7" office:value-type="float" office:value="555">
            <text:p>555</text:p>
          </table:table-cell>
          <table:table-cell table:style-name="ce17" table:formula="of:=SQRT([.C19])" office:value-type="float" office:value="23.5584379787795">
            <text:p>24</text:p>
          </table:table-cell>
          <table:table-cell table:style-name="ce20" table:formula="of:=[.C19]*([.C28]/[.C29])" office:value-type="float" office:value="6105">
            <text:p>6105</text:p>
          </table:table-cell>
          <table:table-cell table:style-name="ce17" table:formula="of:=[.D19]*([.C28]/[.C29])" office:value-type="float" office:value="259.142817766574">
            <text:p>259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Z</text:p>
          </table:table-cell>
          <table:table-cell table:style-name="ce8" office:value-type="float" office:value="1368">
            <text:p>1368</text:p>
          </table:table-cell>
          <table:table-cell table:style-name="ce17" table:formula="of:=SQRT([.C20])" office:value-type="float" office:value="36.9864840178139">
            <text:p>37</text:p>
          </table:table-cell>
          <table:table-cell table:style-name="ce20" table:formula="of:=[.C20]*([.C31]/40)" office:value-type="float" office:value="1368">
            <text:p>1368</text:p>
          </table:table-cell>
          <table:table-cell table:style-name="ce17" table:formula="of:=[.D20]" office:value-type="float" office:value="36.9864840178139">
            <text:p>37</text:p>
          </table:table-cell>
          <table:table-cell/>
          <table:table-cell office:value-type="string">
            <text:p>2Z+3Z</text:p>
          </table:table-cell>
          <table:table-cell table:formula="of:=[.E20]+[.E21]" office:value-type="float" office:value="3508">
            <text:p>3508</text:p>
          </table:table-cell>
        </table:table-row>
        <table:table-row table:style-name="ro1">
          <table:table-cell/>
          <table:table-cell table:style-name="ce8" office:value-type="string">
            <text:p>3Z</text:p>
          </table:table-cell>
          <table:table-cell table:style-name="ce8" office:value-type="float" office:value="214">
            <text:p>214</text:p>
          </table:table-cell>
          <table:table-cell table:style-name="ce17" table:formula="of:=SQRT([.C21])" office:value-type="float" office:value="14.6287388383278">
            <text:p>15</text:p>
          </table:table-cell>
          <table:table-cell table:style-name="ce20" table:formula="of:=[.C21]*([.C31]/[.C29])" office:value-type="float" office:value="2140">
            <text:p>2140</text:p>
          </table:table-cell>
          <table:table-cell table:style-name="ce17" table:formula="of:=[.D21]*([.C31]/[.C29])" office:value-type="float" office:value="146.287388383278">
            <text:p>146</text:p>
          </table:table-cell>
          <table:table-cell/>
          <table:table-cell office:value-type="string">
            <text:p>u</text:p>
          </table:table-cell>
          <table:table-cell table:style-name="ce23" table:formula="of:=SQRT(([.F20])^2+([.F21])^2)" office:value-type="float" office:value="150.89068891088">
            <text:p>151</text:p>
          </table:table-cell>
        </table:table-row>
        <table:table-row table:style-name="ro1">
          <table:table-cell/>
          <table:table-cell table:style-name="ce8" office:value-type="string">
            <text:p>1O</text:p>
          </table:table-cell>
          <table:table-cell table:style-name="ce8" office:value-type="float" office:value="600">
            <text:p>600</text:p>
          </table:table-cell>
          <table:table-cell table:style-name="ce17" table:formula="of:=SQRT([.C22])" office:value-type="float" office:value="24.4948974278318">
            <text:p>24</text:p>
          </table:table-cell>
          <table:table-cell table:style-name="ce20" table:formula="of:=[.C22]*([.C27]/[.C29])" office:value-type="float" office:value="6000">
            <text:p>6000</text:p>
          </table:table-cell>
          <table:table-cell table:style-name="ce17" table:formula="of:=[.D22]*([.C27]/[.C29])" office:value-type="float" office:value="244.948974278318">
            <text:p>245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O</text:p>
          </table:table-cell>
          <table:table-cell table:style-name="ce8" office:value-type="float" office:value="2741">
            <text:p>2741</text:p>
          </table:table-cell>
          <table:table-cell table:style-name="ce17" table:formula="of:=SQRT([.C23])" office:value-type="float" office:value="52.3545604508337">
            <text:p>52</text:p>
          </table:table-cell>
          <table:table-cell table:style-name="ce20" table:formula="of:=[.C23]*([.C30]/36)" office:value-type="float" office:value="2741">
            <text:p>2741</text:p>
          </table:table-cell>
          <table:table-cell table:style-name="ce17" table:formula="of:=[.D23]" office:value-type="float" office:value="52.3545604508337">
            <text:p>52</text:p>
          </table:table-cell>
          <table:table-cell/>
          <table:table-cell office:value-type="string">
            <text:p>2O+2Z</text:p>
          </table:table-cell>
          <table:table-cell table:formula="of:=[.E23]+[.E24]" office:value-type="float" office:value="3578">
            <text:p>3578</text:p>
          </table:table-cell>
        </table:table-row>
        <table:table-row table:style-name="ro1">
          <table:table-cell/>
          <table:table-cell table:style-name="ce9" office:value-type="string">
            <text:p>3O</text:p>
          </table:table-cell>
          <table:table-cell table:style-name="ce11" office:value-type="float" office:value="93">
            <text:p>93,0</text:p>
          </table:table-cell>
          <table:table-cell table:style-name="ce18" table:formula="of:=SQRT([.C24])" office:value-type="float" office:value="9.64365076099296">
            <text:p>9,6</text:p>
          </table:table-cell>
          <table:table-cell table:style-name="ce21" table:formula="of:=[.C24]*([.C30]/[.C29])" office:value-type="float" office:value="837">
            <text:p>837</text:p>
          </table:table-cell>
          <table:table-cell table:style-name="ce22" table:formula="of:=[.D24]*([.C30]/[.C29])" office:value-type="float" office:value="86.7928568489366">
            <text:p>87</text:p>
          </table:table-cell>
          <table:table-cell/>
          <table:table-cell office:value-type="string">
            <text:p>u</text:p>
          </table:table-cell>
          <table:table-cell table:style-name="ce23" table:formula="of:=SQRT(([.F23])^2+([.F24])^2)" office:value-type="float" office:value="101.360741907308">
            <text:p>101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>
            <text:p>Vc0</text:p>
          </table:table-cell>
          <table:table-cell office:value-type="float" office:value="40">
            <text:p>40</text:p>
          </table:table-cell>
          <table:table-cell office:value-type="string">
            <text:p>u(Vc)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cZ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p</text:p>
          </table:table-cell>
          <table:table-cell office:value-type="float" office:value="4">
            <text:p>4</text:p>
          </table:table-cell>
          <table:table-cell office:value-type="string">
            <text:p>u(Vp)</text:p>
          </table:table-cell>
          <table:table-cell office:value-type="float" office:value="0.01">
            <text:p>0,0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p0</text:p>
          </table:table-cell>
          <table:table-cell office:value-type="float" office:value="36">
            <text:p>3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pZ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sO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sZ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22.06.2015</text:date>, <text:time>11:16:4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22:59:52</meta:creation-date>
    <meta:editing-duration>PT13H13M16S</meta:editing-duration>
    <meta:editing-cycles>3</meta:editing-cycles>
    <meta:generator>OpenOffice/4.1.1$Win32 OpenOffice.org_project/411m6$Build-9775</meta:generator>
    <meta:initial-creator>Dominika </meta:initial-creator>
    <dc:date>2015-06-22T11:16:49.19</dc:date>
    <dc:creator>Karolina .</dc:creator>
    <meta:document-statistic meta:table-count="3" meta:cell-count="110" meta:object-count="0"/>
  </office:meta>
</office:document-meta>
</file>